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33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000000" draw:fill-color="#0000c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-color="#99ff66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textarea-horizontal-align="justify" draw:textarea-vertical-align="middle" draw:auto-grow-height="false" fo:min-height="2.037cm" fo:min-width="1.406cm"/>
    </style:style>
    <style:style style:name="gr5" style:family="graphic" style:parent-style-name="standard">
      <style:graphic-properties draw:fill-color="#999999" draw:textarea-vertical-align="middle" draw:auto-grow-height="false" fo:min-height="2.082cm" fo:min-width="0.18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3.343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PingFang SC" style:font-size-asian="10.5pt" style:font-style-asian="normal" style:font-weight-asian="normal" style:font-name-complex="Arial Unicode M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7cm" svg:height="1.27cm" svg:x="5.445cm" svg:y="5.9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46cm" svg:y="6.0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47cm" svg:y="6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48cm" svg:y="6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49cm" svg:y="6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cm" svg:y="6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1cm" svg:y="6.5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46cm" svg:y="5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47cm" svg:y="5.6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48cm" svg:y="5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49cm" svg:y="5.8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cm" svg:y="5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1cm" svg:y="6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2cm" svg:y="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47cm" svg:y="5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48cm" svg:y="5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49cm" svg:y="5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5cm" svg:y="5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1cm" svg:y="5.5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2cm" svg:y="5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3cm" svg:y="5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48cm" svg:y="4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49cm" svg:y="4.8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5cm" svg:y="4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51cm" svg:y="5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2cm" svg:y="5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3cm" svg:y="5.2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4cm" svg:y="5.3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49cm" svg:y="4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5cm" svg:y="4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51cm" svg:y="4.5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52cm" svg:y="4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3cm" svg:y="4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4cm" svg:y="4.8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5cm" svg:y="4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5cm" svg:y="3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51cm" svg:y="4.0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52cm" svg:y="4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53cm" svg:y="4.2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4cm" svg:y="4.3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5cm" svg:y="4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6cm" svg:y="4.5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7cm" svg:height="1.27cm" svg:x="5.451cm" svg:y="3.5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552cm" svg:y="3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653cm" svg:y="3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754cm" svg:y="3.8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855cm" svg:y="3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5.956cm" svg:y="4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27cm" svg:height="1.27cm" svg:x="6.057cm" svg:y="4.1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2" draw:layer="layout" svg:width="1.27cm" svg:height="1.27cm" svg:x="9.046cm" svg:y="5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47cm" svg:y="6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48cm" svg:y="6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49cm" svg:y="6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cm" svg:y="6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1cm" svg:y="6.4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2cm" svg:y="6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47cm" svg:y="5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48cm" svg:y="5.6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49cm" svg:y="5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cm" svg:y="5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1cm" svg:y="5.9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2cm" svg:y="6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3cm" svg:y="6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48cm" svg:y="5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49cm" svg:y="5.2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5cm" svg:y="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1cm" svg:y="5.4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2cm" svg:y="5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3cm" svg:y="5.6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4cm" svg:y="5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49cm" svg:y="4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5cm" svg:y="4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51cm" svg:y="4.9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2cm" svg:y="5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3cm" svg:y="5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4cm" svg:y="5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5cm" svg:y="5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5cm" svg:y="4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51cm" svg:y="4.4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52cm" svg:y="4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3cm" svg:y="4.6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4cm" svg:y="4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5cm" svg:y="4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6cm" svg:y="4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51cm" svg:y="3.9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52cm" svg:y="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53cm" svg:y="4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4cm" svg:y="4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5cm" svg:y="4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6cm" svg:y="4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7cm" svg:y="4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1.27cm" svg:height="1.27cm" svg:x="9.052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153cm" svg:y="3.6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254cm" svg:y="3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355cm" svg:y="3.8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456cm" svg:y="3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557cm" svg:y="4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27cm" svg:height="1.27cm" svg:x="9.658cm" svg:y="4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3" draw:text-style-name="P3" draw:layer="layout" svg:width="1.27cm" svg:height="1.27cm" svg:x="12.647cm" svg:y="5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48cm" svg:y="6.0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49cm" svg:y="6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cm" svg:y="6.2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1cm" svg:y="6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2cm" svg:y="6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3cm" svg:y="6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48cm" svg:y="5.5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49cm" svg:y="5.6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cm" svg:y="5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1cm" svg:y="5.8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2cm" svg:y="5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3cm" svg:y="6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4cm" svg:y="6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49cm" svg:y="5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5cm" svg:y="5.2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1cm" svg:y="5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2cm" svg:y="5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3cm" svg:y="5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4cm" svg:y="5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5cm" svg:y="5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5cm" svg:y="4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51cm" svg:y="4.8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2cm" svg:y="4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3cm" svg:y="5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4cm" svg:y="5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5cm" svg:y="5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6cm" svg:y="5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51cm" svg:y="4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52cm" svg:y="4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3cm" svg:y="4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4cm" svg:y="4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5cm" svg:y="4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6cm" svg:y="4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7cm" svg:y="4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52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53cm" svg:y="4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4cm" svg:y="4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5cm" svg:y="4.2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6cm" svg:y="4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7cm" svg:y="4.4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8cm" svg:y="4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1.27cm" svg:height="1.27cm" svg:x="12.653cm" svg:y="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754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855cm" svg:y="3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2.95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057cm" svg:y="3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158cm" svg:y="4.0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1.27cm" svg:height="1.27cm" svg:x="13.259cm" svg:y="4.1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" draw:text-style-name="P4" draw:layer="layout" svg:width="1.905cm" svg:height="2.286cm" svg:x="3.286cm" svg:y="4.65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.905cm" svg:height="2.286cm" svg:x="14.786cm" svg:y="4.65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5" draw:layer="layout" svg:width="0.889cm" svg:height="2.54cm" svg:x="7.421cm" svg:y="4.196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7.521cm" svg:y="4.297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7.621cm" svg:y="4.398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7.721cm" svg:y="4.499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7.821cm" svg:y="4.6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7.921cm" svg:y="4.701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8.021cm" svg:y="4.802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5" draw:layer="layout" svg:width="0.889cm" svg:height="2.54cm" svg:x="11.021cm" svg:y="4.197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121cm" svg:y="4.298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221cm" svg:y="4.399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321cm" svg:y="4.5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421cm" svg:y="4.601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521cm" svg:y="4.702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0.889cm" svg:height="2.54cm" svg:x="11.621cm" svg:y="4.803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13.843cm" svg:height="0.508cm" svg:x="3.032cm" svg:y="7.985cm">
          <text:p text:style-name="P4"><text:span text:style-name="T1"><text:s text:c="6"/></text:span><text:span text:style-name="T1">Input <text:s text:c="6"/>Weights <text:s text:c="6"/>Hidden <text:s text:c="6"/>Weights</text:span><text:span text:style-name="T2"> <text:s text:c="6"/>Out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4T20:30:57.648787970</meta:creation-date>
    <dc:date>2020-02-24T20:47:44.629589340</dc:date>
    <meta:editing-duration>PT6M25S</meta:editing-duration>
    <meta:editing-cycles>2</meta:editing-cycles>
    <meta:generator>LibreOffice/6.3.3.2$MacOSX_X86_64 LibreOffice_project/a64200df03143b798afd1ec74a12ab50359878ed</meta:generator>
    <meta:document-statistic meta:object-count="190"/>
  </office:meta>
</office:document-meta>
</file>